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processCustomEvent( Custom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vent.CustomEvent( Class &lt; ? &gt; testClass , Method t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EventPublishingTestExecutionListener.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vent.get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estEventTests.customTestEventPubl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TestEventTests.clear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